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0f09af"/>
    </style:style>
    <style:style style:name="T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1<text:span text:style-name="T1">5</text:span></text:p>
      <text:p text:style-name="Standard">Тема: составление программ для работы с базами данных в IDE PyCharm Community.</text:p>
      <text:p text:style-name="Standard">Цель: закрепить усвоенные знания, понятия, алгоритмы, основные принципы составления программ, работы с БД в IDE PyCharm Community.</text:p>
      <text:p text:style-name="Standard">Постановка задачи:</text:p>
      <text:p text:style-name="Standard">Приложение СТРАХОВАЯ КОМПАНИЯ для некоторой организации. БД должна содержать таблицу Договор со следующей структурой записи: дата заключения, страховая сумма, вид страхования, тарифная ставка и филиал, в котором заключался договор.</text:p>
      <text:p text:style-name="Standard">Тип алгоритма: <text:s/>линейный.</text:p>
      <text:p text:style-name="Standard">Текст программы:</text:p>
      <text:p text:style-name="P1"><text:span text:style-name="T2"># Приложение СТРАХОВАЯ КОМПАНИЯ для некоторой организации. БД должна</text:span><text:line-break/><text:span text:style-name="T2"># содержать таблицу Договор со следующей структурой записи: дата заключения, страховая</text:span><text:line-break/><text:span text:style-name="T2"># сумма, вид страхования, тарифная ставка и филиал, в котором заключался договор.</text:span><text:line-break/><text:line-break/><text:span text:style-name="T3">import </text:span><text:span text:style-name="T4">sqlite3 </text:span><text:span text:style-name="T3">as </text:span><text:span text:style-name="T4">sq</text:span><text:line-break/><text:span text:style-name="T3">from </text:span><text:span text:style-name="T4">data </text:span><text:span text:style-name="T3">import </text:span><text:span text:style-name="T4">info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DROP TABLE IF EXISTS contract"</text:span><text:span text:style-name="T4">)</text:span><text:line-break/><text:span text:style-name="T4"> <text:s text:c="3"/>cur.execute(</text:span><text:span text:style-name="T5">"""CREATE TABLE IF NOT EXISTS contract (</text:span><text:line-break/><text:span text:style-name="T5"> <text:s text:c="3"/>date_start TEXT NOT NULL,</text:span><text:line-break/><text:span text:style-name="T5"> <text:s text:c="3"/>insurance_sum INTEGER NOT NULL,</text:span><text:line-break/><text:span text:style-name="T5"> <text:s text:c="3"/>insurance_type TEXT NOT NULL,</text:span><text:line-break/><text:span text:style-name="T5"> <text:s text:c="3"/>tariff_rate INTEGER NOT NULL,</text:span><text:line-break/><text:span text:style-name="T5"> <text:s text:c="3"/>branch TEXT NOT NULL</text:span><text:line-break/><text:span text:style-name="T5"> <text:s text:c="3"/>)"""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many(</text:span><text:span text:style-name="T5">"INSERT INTO contract VALUES (?, ?, ?, ?, ?)"</text:span><text:span text:style-name="T4">, info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SELECT * FROM contract WHERE insurance_sum &gt; 400000"</text:span><text:span text:style-name="T4">)</text:span><text:line-break/><text:span text:style-name="T4"> <text:s text:c="3"/>result = cur.fetchall()</text:span><text:line-break/><text:span text:style-name="T4"> <text:s text:c="3"/></text:span><text:span text:style-name="T6">print</text:span><text:span text:style-name="T4">(</text:span><text:span text:style-name="T5">'Запрос №1'</text:span><text:span text:style-name="T4">,result, </text:span><text:span text:style-name="T5">'</text:span><text:span text:style-name="T3">\n</text:span><text:span text:style-name="T5">'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SELECT * FROM contract WHERE insurance_type = 'НС'"</text:span><text:span text:style-name="T4">)</text:span><text:line-break/><text:span text:style-name="T4"> <text:s text:c="3"/>result = cur.fetchall()</text:span><text:line-break/><text:span text:style-name="T4"> <text:s text:c="3"/></text:span><text:span text:style-name="T6">print</text:span><text:span text:style-name="T4">(</text:span><text:span text:style-name="T5">'Запрос №2'</text:span><text:span text:style-name="T4">,result, </text:span><text:span text:style-name="T5">'</text:span><text:span text:style-name="T3">\n</text:span><text:span text:style-name="T5">'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SELECT * FROM contract WHERE tariff_rate BETWEEN 1000 AND 2500"</text:span><text:span text:style-name="T4">)</text:span><text:line-break/><text:span text:style-name="T4"> <text:s text:c="3"/>result = cur.fetchall()</text:span><text:line-break/><text:span text:style-name="T4"> <text:s text:c="3"/></text:span><text:span text:style-name="T6">print</text:span><text:span text:style-name="T4">(</text:span><text:span text:style-name="T5">'Запрос №3'</text:span><text:span text:style-name="T4">,result, </text:span><text:span text:style-name="T5">'</text:span><text:span text:style-name="T3">\n</text:span><text:span text:style-name="T5">'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UPDATE contract SET insurance_sum = insurance_sum + 15000 WHERE branch = '№1'"</text:span><text:span text:style-name="T4">)</text:span><text:line-break/><text:soft-pag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SELECT * FROM contract"</text:span><text:span text:style-name="T4">)</text:span><text:line-break/><text:span text:style-name="T4"> <text:s text:c="3"/></text:span><text:span text:style-name="T6">print</text:span><text:span text:style-name="T4">(</text:span><text:span text:style-name="T5">'Запрос №4'</text:span><text:span text:style-name="T4">, </text:span><text:span text:style-name="T5">'</text:span><text:span text:style-name="T3">\n</text:span><text:span text:style-name="T5">'</text:span><text:span text:style-name="T4">)</text:span><text:line-break/><text:span text:style-name="T4"> <text:s text:c="3"/></text:span><text:span text:style-name="T3">for </text:span><text:span text:style-name="T4">result </text:span><text:span text:style-name="T3">in </text:span><text:span text:style-name="T4">cur:</text:span><text:line-break/><text:span text:style-name="T4"> <text:s text:c="7"/></text:span><text:span text:style-name="T6">print</text:span><text:span text:style-name="T4">(result)</text:span><text:line-break/><text:span text:style-name="T4"> <text:s text:c="3"/></text:span><text:span text:style-name="T6">print</text:span><text:span text:style-name="T4">(</text:span><text:span text:style-name="T5">'</text:span><text:span text:style-name="T3">\n</text:span><text:span text:style-name="T5">'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UPDATE contract SET tariff_rate = 20000 WHERE insurance_type = 'ОСАГО'"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SELECT * FROM contract"</text:span><text:span text:style-name="T4">)</text:span><text:line-break/><text:span text:style-name="T4"> <text:s text:c="3"/></text:span><text:span text:style-name="T6">print</text:span><text:span text:style-name="T4">(</text:span><text:span text:style-name="T5">'Запрос №5'</text:span><text:span text:style-name="T4">, </text:span><text:span text:style-name="T5">'</text:span><text:span text:style-name="T3">\n</text:span><text:span text:style-name="T5">'</text:span><text:span text:style-name="T4">)</text:span><text:line-break/><text:span text:style-name="T4"> <text:s text:c="3"/></text:span><text:span text:style-name="T3">for </text:span><text:span text:style-name="T4">result </text:span><text:span text:style-name="T3">in </text:span><text:span text:style-name="T4">cur:</text:span><text:line-break/><text:span text:style-name="T4"> <text:s text:c="7"/></text:span><text:span text:style-name="T6">print</text:span><text:span text:style-name="T4">(result)</text:span><text:line-break/><text:span text:style-name="T4"> <text:s text:c="3"/></text:span><text:span text:style-name="T6">print</text:span><text:span text:style-name="T4">(</text:span><text:span text:style-name="T5">'</text:span><text:span text:style-name="T3">\n</text:span><text:span text:style-name="T5">'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UPDATE contract SET insurance_sum = 150 WHERE insurance_type LIKE 'ДМС'"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SELECT * FROM contract"</text:span><text:span text:style-name="T4">)</text:span><text:line-break/><text:span text:style-name="T4"> <text:s text:c="3"/></text:span><text:span text:style-name="T6">print</text:span><text:span text:style-name="T4">(</text:span><text:span text:style-name="T5">'Запрос №6'</text:span><text:span text:style-name="T4">, </text:span><text:span text:style-name="T5">'</text:span><text:span text:style-name="T3">\n</text:span><text:span text:style-name="T5">'</text:span><text:span text:style-name="T4">)</text:span><text:line-break/><text:span text:style-name="T4"> <text:s text:c="3"/></text:span><text:span text:style-name="T3">for </text:span><text:span text:style-name="T4">result </text:span><text:span text:style-name="T3">in </text:span><text:span text:style-name="T4">cur:</text:span><text:line-break/><text:span text:style-name="T4"> <text:s text:c="7"/></text:span><text:span text:style-name="T6">print</text:span><text:span text:style-name="T4">(result)</text:span><text:line-break/><text:span text:style-name="T4"> <text:s text:c="3"/></text:span><text:span text:style-name="T6">print</text:span><text:span text:style-name="T4">(</text:span><text:span text:style-name="T5">'</text:span><text:span text:style-name="T3">\n</text:span><text:span text:style-name="T5">'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DELETE FROM contract WHERE insurance_type = 'ОСАГОS'"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SELECT * FROM contract"</text:span><text:span text:style-name="T4">)</text:span><text:line-break/><text:span text:style-name="T4"> <text:s text:c="3"/></text:span><text:span text:style-name="T6">print</text:span><text:span text:style-name="T4">(</text:span><text:span text:style-name="T5">'Запрос №7'</text:span><text:span text:style-name="T4">,</text:span><text:span text:style-name="T5">'</text:span><text:span text:style-name="T3">\n</text:span><text:span text:style-name="T5">'</text:span><text:span text:style-name="T4">)</text:span><text:line-break/><text:span text:style-name="T4"> <text:s text:c="3"/></text:span><text:span text:style-name="T3">for </text:span><text:span text:style-name="T4">result </text:span><text:span text:style-name="T3">in </text:span><text:span text:style-name="T4">cur:</text:span><text:line-break/><text:span text:style-name="T4"> <text:s text:c="7"/></text:span><text:span text:style-name="T6">print</text:span><text:span text:style-name="T4">(result)</text:span><text:line-break/><text:span text:style-name="T4"> <text:s text:c="3"/></text:span><text:span text:style-name="T6">print</text:span><text:span text:style-name="T4">(</text:span><text:span text:style-name="T5">'</text:span><text:span text:style-name="T3">\n</text:span><text:span text:style-name="T5">'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DELETE FROM contract WHERE branch = '№3'"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SELECT * FROM contract"</text:span><text:span text:style-name="T4">)</text:span><text:line-break/><text:span text:style-name="T4"> <text:s text:c="3"/></text:span><text:span text:style-name="T6">print</text:span><text:span text:style-name="T4">(</text:span><text:span text:style-name="T5">'Запрос №8'</text:span><text:span text:style-name="T4">,</text:span><text:span text:style-name="T5">'</text:span><text:span text:style-name="T3">\n</text:span><text:span text:style-name="T5">'</text:span><text:span text:style-name="T4">)</text:span><text:line-break/><text:soft-page-break/><text:span text:style-name="T4"> <text:s text:c="3"/></text:span><text:span text:style-name="T3">for </text:span><text:span text:style-name="T4">result </text:span><text:span text:style-name="T3">in </text:span><text:span text:style-name="T4">cur:</text:span><text:line-break/><text:span text:style-name="T4"> <text:s text:c="7"/></text:span><text:span text:style-name="T6">print</text:span><text:span text:style-name="T4">(result)</text:span><text:line-break/><text:span text:style-name="T4"> <text:s text:c="3"/></text:span><text:span text:style-name="T6">print</text:span><text:span text:style-name="T4">(</text:span><text:span text:style-name="T5">'</text:span><text:span text:style-name="T3">\n</text:span><text:span text:style-name="T5">'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DELETE FROM contract WHERE tariff_rate &gt; 3000"</text:span><text:span text:style-name="T4">)</text:span><text:line-break/><text:line-break/><text:span text:style-name="T3">with </text:span><text:span text:style-name="T4">sq.connect(</text:span><text:span text:style-name="T5">'Insurance_Company.db'</text:span><text:span text:style-name="T4">) </text:span><text:span text:style-name="T3">as </text:span><text:span text:style-name="T4">con:</text:span><text:line-break/><text:span text:style-name="T4"> <text:s text:c="3"/>cur = con.cursor()</text:span><text:line-break/><text:span text:style-name="T4"> <text:s text:c="3"/>cur.execute(</text:span><text:span text:style-name="T5">"SELECT * FROM contract"</text:span><text:span text:style-name="T4">)</text:span><text:line-break/><text:span text:style-name="T4"> <text:s text:c="3"/></text:span><text:span text:style-name="T6">print</text:span><text:span text:style-name="T4">(</text:span><text:span text:style-name="T5">'Запрос №9'</text:span><text:span text:style-name="T4">,</text:span><text:span text:style-name="T5">'</text:span><text:span text:style-name="T3">\n</text:span><text:span text:style-name="T5">'</text:span><text:span text:style-name="T4">)</text:span><text:line-break/><text:span text:style-name="T4"> <text:s text:c="3"/></text:span><text:span text:style-name="T3">for </text:span><text:span text:style-name="T4">result </text:span><text:span text:style-name="T3">in </text:span><text:span text:style-name="T4">cur:</text:span><text:line-break/><text:span text:style-name="T4"> <text:s text:c="7"/></text:span><text:span text:style-name="T6">print</text:span><text:span text:style-name="T4">(result)</text:span><text:line-break/><text:span text:style-name="T4"> <text:s text:c="3"/></text:span><text:span text:style-name="T6">print</text:span><text:span text:style-name="T4">(</text:span><text:span text:style-name="T5">'</text:span><text:span text:style-name="T3">\n</text:span><text:span text:style-name="T5">'</text:span><text:span text:style-name="T4">)</text:span></text:p>
      <text:p text:style-name="Standard"/>
      <text:p text:style-name="Standard">Запрос №1 [('10.10.2019', 500000, 'Страхование имущества', 6500, '№2'), ('21.03.2020', 450000, 'ОСАГО', 7000, '№2'), ('28.01.2021', 480000, 'Страхование имущества', 4900, '№1')] </text:p>
      <text:p text:style-name="Standard"/>
      <text:p text:style-name="Standard">Запрос №2 [('05.07.2022', 150000, 'НС', 3520, '№3'), ('18.07.2021', 225500, 'НС', 4500, '№3'), ('19.10.2019', 312000, 'НС', 3755, '№3')] </text:p>
      <text:p text:style-name="Standard"/>
      <text:p text:style-name="Standard">Запрос №3 [('02.03.2020', 200000, 'ОСАГО', 1700, '№1'), ('01.04.2018', 138000, 'ДМС', 2000, '№2'), ('07.12.2017', 325000, 'ОСАГО', 2500, '№1')] </text:p>
      <text:p text:style-name="Standard"/>
      <text:p text:style-name="Standard">Запрос №4 </text:p>
      <text:p text:style-name="Standard"/>
      <text:p text:style-name="Standard">('02.03.2020', 215000, 'ОСАГО', 1700, '№1')</text:p>
      <text:p text:style-name="Standard">('05.07.2022', 150000, 'НС', 3520, '№3')</text:p>
      <text:p text:style-name="Standard">('10.10.2019', 500000, 'Страхование имущества', 6500, '№2')</text:p>
      <text:p text:style-name="Standard">('21.03.2020', 450000, 'ОСАГО', 7000, '№2')</text:p>
      <text:p text:style-name="Standard">('18.07.2021', 225500, 'НС', 4500, '№3')</text:p>
      <text:p text:style-name="Standard">('01.04.2018', 138000, 'ДМС', 2000, '№2')</text:p>
      <text:p text:style-name="Standard">('28.01.2021', 495000, 'Страхование имущества', 4900, '№1')</text:p>
      <text:p text:style-name="Standard">('07.12.2017', 340000, 'ОСАГО', 2500, '№1')</text:p>
      <text:p text:style-name="Standard">('19.10.2019', 312000, 'НС', 3755, '№3')</text:p>
      <text:p text:style-name="Standard">('11.06.2021', 223500, 'ДМС', 4200, '№2')</text:p>
      <text:p text:style-name="Standard"/>
      <text:p text:style-name="Standard"/>
      <text:p text:style-name="Standard">Запрос №5 </text:p>
      <text:p text:style-name="Standard"/>
      <text:p text:style-name="Standard">('02.03.2020', 215000, 'ОСАГО', 20000, '№1')</text:p>
      <text:p text:style-name="Standard">('05.07.2022', 150000, 'НС', 3520, '№3')</text:p>
      <text:p text:style-name="Standard">('10.10.2019', 500000, 'Страхование имущества', 6500, '№2')</text:p>
      <text:p text:style-name="Standard">('21.03.2020', 450000, 'ОСАГО', 20000, '№2')</text:p>
      <text:p text:style-name="Standard">('18.07.2021', 225500, 'НС', 4500, '№3')</text:p>
      <text:p text:style-name="Standard">('01.04.2018', 138000, 'ДМС', 2000, '№2')</text:p>
      <text:p text:style-name="Standard">('28.01.2021', 495000, 'Страхование имущества', 4900, '№1')</text:p>
      <text:p text:style-name="Standard">('07.12.2017', 340000, 'ОСАГО', 20000, '№1')</text:p>
      <text:p text:style-name="Standard">('19.10.2019', 312000, 'НС', 3755, '№3')</text:p>
      <text:p text:style-name="Standard">('11.06.2021', 223500, 'ДМС', 4200, '№2')</text:p>
      <text:p text:style-name="Standard"/>
      <text:p text:style-name="Standard"><text:soft-page-break/></text:p>
      <text:p text:style-name="Standard">Запрос №6 </text:p>
      <text:p text:style-name="Standard"/>
      <text:p text:style-name="Standard">('02.03.2020', 215000, 'ОСАГО', 20000, '№1')</text:p>
      <text:p text:style-name="Standard">('05.07.2022', 150000, 'НС', 3520, '№3')</text:p>
      <text:p text:style-name="Standard">('10.10.2019', 500000, 'Страхование имущества', 6500, '№2')</text:p>
      <text:p text:style-name="Standard">('21.03.2020', 450000, 'ОСАГО', 20000, '№2')</text:p>
      <text:p text:style-name="Standard">('18.07.2021', 225500, 'НС', 4500, '№3')</text:p>
      <text:p text:style-name="Standard">('01.04.2018', 150, 'ДМС', 2000, '№2')</text:p>
      <text:p text:style-name="Standard">('28.01.2021', 495000, 'Страхование имущества', 4900, '№1')</text:p>
      <text:p text:style-name="Standard">('07.12.2017', 340000, 'ОСАГО', 20000, '№1')</text:p>
      <text:p text:style-name="Standard">('19.10.2019', 312000, 'НС', 3755, '№3')</text:p>
      <text:p text:style-name="Standard">('11.06.2021', 150, 'ДМС', 4200, '№2')</text:p>
      <text:p text:style-name="Standard"/>
      <text:p text:style-name="Standard"/>
      <text:p text:style-name="Standard">Запрос №7 </text:p>
      <text:p text:style-name="Standard"/>
      <text:p text:style-name="Standard">('02.03.2020', 215000, 'ОСАГО', 20000, '№1')</text:p>
      <text:p text:style-name="Standard">('05.07.2022', 150000, 'НС', 3520, '№3')</text:p>
      <text:p text:style-name="Standard">('10.10.2019', 500000, 'Страхование имущества', 6500, '№2')</text:p>
      <text:p text:style-name="Standard">('21.03.2020', 450000, 'ОСАГО', 20000, '№2')</text:p>
      <text:p text:style-name="Standard">('18.07.2021', 225500, 'НС', 4500, '№3')</text:p>
      <text:p text:style-name="Standard">('01.04.2018', 150, 'ДМС', 2000, '№2')</text:p>
      <text:p text:style-name="Standard">('28.01.2021', 495000, 'Страхование имущества', 4900, '№1')</text:p>
      <text:p text:style-name="Standard">('07.12.2017', 340000, 'ОСАГО', 20000, '№1')</text:p>
      <text:p text:style-name="Standard">('19.10.2019', 312000, 'НС', 3755, '№3')</text:p>
      <text:p text:style-name="Standard">('11.06.2021', 150, 'ДМС', 4200, '№2')</text:p>
      <text:p text:style-name="Standard"/>
      <text:p text:style-name="Standard"/>
      <text:p text:style-name="Standard">Запрос №8 </text:p>
      <text:p text:style-name="Standard"/>
      <text:p text:style-name="Standard">('02.03.2020', 215000, 'ОСАГО', 20000, '№1')</text:p>
      <text:p text:style-name="Standard">('10.10.2019', 500000, 'Страхование имущества', 6500, '№2')</text:p>
      <text:p text:style-name="Standard">('21.03.2020', 450000, 'ОСАГО', 20000, '№2')</text:p>
      <text:p text:style-name="Standard">('01.04.2018', 150, 'ДМС', 2000, '№2')</text:p>
      <text:p text:style-name="Standard">('28.01.2021', 495000, 'Страхование имущества', 4900, '№1')</text:p>
      <text:p text:style-name="Standard">('07.12.2017', 340000, 'ОСАГО', 20000, '№1')</text:p>
      <text:p text:style-name="Standard">('11.06.2021', 150, 'ДМС', 4200, '№2')</text:p>
      <text:p text:style-name="Standard"/>
      <text:p text:style-name="Standard"/>
      <text:p text:style-name="Standard">Запрос №9 </text:p>
      <text:p text:style-name="Standard"/>
      <text:p text:style-name="Standard">('01.04.2018', 150, 'ДМС', 2000, '№2')</text:p>
      <text:p text:style-name="Standard"/>
      <text:p text:style-name="Standard"/>
      <text:p text:style-name="Standard"/>
      <text:p text:style-name="Standard">Process finished with exit code 0</text:p>
      <text:p text:style-name="Standard"/>
      <text:p text:style-name="Standard">Вывод: в процессе выполнения практического занятия выработала навыки cоставление программ с использованием <text:s/><text:span text:style-name="T1">баз данных</text:span> в IDE PyCharm Community. 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4-10T11:01:50.594366046</dc:date>
    <meta:editing-cycles>2</meta:editing-cycles>
    <meta:editing-duration>PT4M43S</meta:editing-duration>
    <meta:document-statistic meta:table-count="0" meta:image-count="0" meta:object-count="0" meta:page-count="4" meta:paragraph-count="68" meta:word-count="796" meta:character-count="7033" meta:non-whitespace-character-count="5967"/>
    <meta:user-defined meta:name="Поле 1"/>
    <meta:user-defined meta:name="Поле 2"/>
    <meta:user-defined meta:name="Поле 3"/>
    <meta:user-defined meta:name="Поле 4"/>
  </office:meta>
</office:document-meta>
</file>